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text-outline="false" style:text-line-through-style="none" style:text-line-through-type="none" style:font-name="PT Astra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Лист4" table:style-name="ta2">
        <table:table-column table:style-name="co1" table:default-cell-style-name="ce3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XOR 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ce1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ND:</text:p>
          </table:table-cell>
          <table:table-cell table:number-columns-repeated="7"/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47M2S</meta:editing-duration>
    <meta:editing-cycles>7</meta:editing-cycles>
    <dc:date>2026-04-22T10:19:14.100883645</dc:date>
    <meta:document-statistic meta:table-count="11" meta:cell-count="275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